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30000021FE7853AF397F2F8FE.png" manifest:media-type="image/png"/>
  <manifest:file-entry manifest:full-path="Pictures/10000001000003710000015617E144ABDFB79B84.png" manifest:media-type="image/png"/>
  <manifest:file-entry manifest:full-path="Pictures/1000000100000389000000F85F9658B7D6860FB5.png" manifest:media-type="image/png"/>
  <manifest:file-entry manifest:full-path="Pictures/10000001000003A000000186DD674C8C64553E76.png" manifest:media-type="image/png"/>
  <manifest:file-entry manifest:full-path="Pictures/1000000100000282000000471C3B4C21A70B7E87.png" manifest:media-type="image/png"/>
  <manifest:file-entry manifest:full-path="Pictures/10000001000003A7000002B29B886660E2E14078.png" manifest:media-type="image/png"/>
  <manifest:file-entry manifest:full-path="Pictures/10000001000003920000020430D5161DD6205314.png" manifest:media-type="image/png"/>
  <manifest:file-entry manifest:full-path="Pictures/10000001000002F70000017E4953E1B116D8F5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1.73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>
        <style:tab-stops>
          <style:tab-stop style:position="9.499cm"/>
        </style:tab-stops>
      </style:paragraph-properties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889cm" svg:x="1.4cm" svg:y="0.365cm" presentation:class="title" presentation:user-transformed="true">
          <draw:text-box>
            <text:p><text:span text:style-name="T1">Ch 6 – </text:span><text:span text:style-name="T1">Noneq</text:span><text:span text:style-name="T1">uilibriu</text:span><text:span text:style-name="T1">m </text:span><text:span text:style-name="T1">Excess </text:span><text:span text:style-name="T1">Carrier</text:span><text:span text:style-name="T1">s</text:span><text:span text:style-name="T1"><text:line-break/></text:span><text:span text:style-name="T1">in </text:span><text:span text:style-name="T1">Semic</text:span><text:span text:style-name="T1">onduct</text:span><text:span text:style-name="T1">ors</text:span></text:p>
          </draw:text-box>
        </draw:frame>
        <draw:frame draw:style-name="gr1" draw:text-style-name="P3" draw:layer="layout" svg:width="3.351cm" svg:height="2.384cm" svg:x="1cm" svg:y="2.922cm">
          <draw:text-box>
            <text:p text:style-name="P2">Readings:</text:p>
            <text:p text:style-name="P2">192 – 197</text:p>
            <text:p text:style-name="P2">198 – 210</text:p>
          </draw:text-box>
        </draw:frame>
        <draw:frame draw:style-name="gr2" draw:text-style-name="P4" draw:layer="layout" svg:width="10.547cm" svg:height="5.308cm" svg:x="0.953cm" svg:y="5.192cm">
          <draw:image xlink:href="Pictures/10000001000002F70000017E4953E1B116D8F597.png" xlink:type="simple" xlink:show="embed" xlink:actuate="onLoad" draw:mime-type="image/png">
            <text:p/>
          </draw:image>
        </draw:frame>
        <draw:frame draw:style-name="gr2" draw:text-style-name="P4" draw:layer="layout" svg:width="9.091cm" svg:height="5.132cm" svg:x="12cm" svg:y="2.254cm">
          <draw:image xlink:href="Pictures/10000001000003920000020430D5161DD62053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737cm" svg:x="1.4cm" svg:y="0.446cm" presentation:class="title" presentation:user-transformed="true">
          <draw:text-box>
            <text:p>Ch 7 – The PN Junction</text:p>
          </draw:text-box>
        </draw:frame>
        <draw:frame draw:style-name="gr2" draw:text-style-name="P4" draw:layer="layout" svg:width="9.472cm" svg:height="2.596cm" svg:x="2cm" svg:y="9.404cm">
          <draw:image xlink:href="Pictures/1000000100000389000000F85F9658B7D6860FB5.png" xlink:type="simple" xlink:show="embed" xlink:actuate="onLoad" draw:mime-type="image/png">
            <text:p/>
          </draw:image>
        </draw:frame>
        <draw:frame draw:style-name="gr2" draw:text-style-name="P4" draw:layer="layout" svg:width="12.874cm" svg:height="9.5cm" svg:x="12.829cm" svg:y="3.5cm">
          <draw:image xlink:href="Pictures/10000001000003A7000002B29B886660E2E14078.png" xlink:type="simple" xlink:show="embed" xlink:actuate="onLoad" draw:mime-type="image/png">
            <text:p/>
          </draw:image>
        </draw:frame>
        <draw:frame draw:style-name="gr2" draw:text-style-name="P4" draw:layer="layout" svg:width="9.048cm" svg:height="1cm" svg:x="1.952cm" svg:y="12.5cm">
          <draw:image xlink:href="Pictures/1000000100000282000000471C3B4C21A70B7E87.png" xlink:type="simple" xlink:show="embed" xlink:actuate="onLoad" draw:mime-type="image/png">
            <text:p/>
          </draw:image>
        </draw:frame>
        <draw:frame draw:style-name="gr1" draw:text-style-name="P3" draw:layer="layout" svg:width="3.351cm" svg:height="2.384cm" svg:x="1.001cm" svg:y="2.922cm">
          <draw:text-box>
            <text:p text:style-name="P2">Readings:</text:p>
            <text:p text:style-name="P2">241 – 250</text:p>
            <text:p text:style-name="P2">251 – 257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737cm" svg:x="1.4cm" svg:y="0.446cm" presentation:class="title" presentation:user-transformed="true">
          <draw:text-box>
            <text:p>Ch 7 – cont...</text:p>
          </draw:text-box>
        </draw:frame>
        <draw:frame draw:style-name="gr2" draw:text-style-name="P4" draw:layer="layout" svg:width="10.654cm" svg:height="4.136cm" svg:x="2.346cm" svg:y="2.5cm">
          <draw:image xlink:href="Pictures/10000001000003710000015617E144ABDFB79B84.png" xlink:type="simple" xlink:show="embed" xlink:actuate="onLoad" draw:mime-type="image/png">
            <text:p/>
          </draw:image>
        </draw:frame>
        <draw:frame draw:style-name="gr2" draw:text-style-name="P4" draw:layer="layout" svg:width="12.604cm" svg:height="7.48cm" svg:x="2cm" svg:y="7.5cm">
          <draw:image xlink:href="Pictures/10000001000003930000021FE7853AF397F2F8FE.png" xlink:type="simple" xlink:show="embed" xlink:actuate="onLoad" draw:mime-type="image/png">
            <text:p/>
          </draw:image>
        </draw:frame>
        <draw:frame draw:style-name="gr2" draw:text-style-name="P4" draw:layer="layout" svg:width="10.276cm" svg:height="4.318cm" svg:x="15.224cm" svg:y="2.5cm">
          <draw:image xlink:href="Pictures/10000001000003A000000186DD674C8C64553E76.png" xlink:type="simple" xlink:show="embed" xlink:actuate="onLoad" draw:mime-type="image/png">
            <text:p/>
          </draw:image>
        </draw:frame>
        <draw:frame draw:style-name="gr4" draw:text-style-name="P6" draw:layer="layout" svg:width="9.292cm" svg:height="1.674cm" svg:x="15.708cm" svg:y="8cm">
          <draw:text-box>
            <text:p>7.3.3 One-Sided Junctions...</text:p>
            <text:p>p+n junction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737cm" svg:x="1.4cm" svg:y="0.446cm" presentation:class="title" presentation:user-transformed="true">
          <draw:text-box>
            <text:p>Ch 8 – </text:p>
          </draw:text-box>
        </draw:frame>
        <draw:frame draw:style-name="gr1" draw:text-style-name="P3" draw:layer="layout" svg:width="3.351cm" svg:height="2.384cm" svg:x="1.002cm" svg:y="2.922cm">
          <draw:text-box>
            <text:p text:style-name="P2">Readings:</text:p>
            <text:p text:style-name="P2">277 – 278</text:p>
            <text:p text:style-name="P2">278 – 293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8e86ae" draw:fill-gradient-name="Pastel_20_Dream" draw:gradient-step-count="0" draw:opacity="100%" draw:opacity-name="Transparency_20_1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20_Paragraph_20_Font" style:display-name="Default Paragraph Font" style:family="graphic">
      <style:paragraph-properties style:text-autospace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fo:font-size="12pt" fo:language="en" fo:country="CA" fo:font-style="italic" style:letter-kerning="true" style:font-size-asian="12pt" style:language-asian="zh" style:country-asian="CN" style:font-style-asian="italic" style:font-name-complex="Lohit Devanagari2" style:font-family-complex="'Lohit Devanagari'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fo:language="en" fo:country="CA" style:letter-kerning="true" style:language-asian="zh" style:country-asian="CN" style:language-complex="hi" style:country-complex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CA" style:letter-kerning="true" style:font-name-asian="Noto Sans CJK SC1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07:52:48.997800332</meta:creation-date>
    <dc:date>2023-10-30T06:53:13.977706645</dc:date>
    <meta:editing-duration>P1DT6H13M49S</meta:editing-duration>
    <meta:editing-cycles>12</meta:editing-cycles>
    <meta:generator>LibreOffice/7.3.7.2$Linux_X86_64 LibreOffice_project/30$Build-2</meta:generator>
    <meta:document-statistic meta:object-count="45"/>
  </office:meta>
</office:document-meta>
</file>